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>
      <style:text-properties style:font-name="Arial" fo:font-size="14pt" style:font-size-asian="14pt" style:font-size-complex="14pt"/>
    </style:style>
    <style:style style:name="P3" style:family="paragraph" style:parent-style-name="Standard" style:list-style-name="L6">
      <style:text-properties style:font-name="Arial" fo:font-size="14pt" style:font-size-asian="14pt" style:font-size-complex="14pt"/>
    </style:style>
    <style:style style:name="P4" style:family="paragraph" style:parent-style-name="Standard" style:list-style-name="L7">
      <style:text-properties style:font-name="Arial" fo:font-size="14pt" style:font-size-asian="14pt" style:font-size-complex="14pt"/>
    </style:style>
    <style:style style:name="P5" style:family="paragraph" style:parent-style-name="Standard" style:list-style-name="L8">
      <style:text-properties style:font-name="Arial" fo:font-size="14pt" style:font-size-asian="14pt" style:font-size-complex="14pt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>
      <style:text-properties style:font-name="Arial" fo:font-size="14pt" style:font-size-asian="14pt" style:font-size-complex="14pt"/>
    </style:style>
    <style:style style:name="P8" style:family="paragraph" style:parent-style-name="Table_20_Contents"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6">1 Umdrehung (10% Leistung):</text:p>
          </table:table-cell>
          <table:table-cell table:style-name="Tabelle1.B1" office:value-type="string">
            <text:p text:style-name="P6">2 Umdrehung (10% Leistung):</text:p>
          </table:table-cell>
        </table:table-row>
        <table:table-row>
          <table:table-cell table:style-name="Tabelle1.A2" office:value-type="string">
            <text:list xml:id="list2328366007814513413" text:style-name="L1">
              <text:list-item>
                <text:p text:style-name="P2">170mm</text:p>
              </text:list-item>
              <text:list-item>
                <text:p text:style-name="P2">172mm</text:p>
              </text:list-item>
              <text:list-item>
                <text:p text:style-name="P2">172mm</text:p>
              </text:list-item>
              <text:list-item>
                <text:p text:style-name="P2">172mm</text:p>
              </text:list-item>
              <text:list-item>
                <text:p text:style-name="P2">174mm</text:p>
              </text:list-item>
              <text:list-item>
                <text:p text:style-name="P2">170mm</text:p>
              </text:list-item>
              <text:list-item>
                <text:p text:style-name="P2">172mm</text:p>
              </text:list-item>
              <text:list-item>
                <text:p text:style-name="P2">174mm</text:p>
              </text:list-item>
              <text:list-item>
                <text:p text:style-name="P2">172mm</text:p>
              </text:list-item>
              <text:list-item>
                <text:p text:style-name="P2">175mm</text:p>
              </text:list-item>
            </text:list>
          </table:table-cell>
          <table:table-cell table:style-name="Tabelle1.B2" office:value-type="string">
            <text:list xml:id="list7878846278683228348" text:style-name="L6">
              <text:list-item>
                <text:p text:style-name="P3">340mm</text:p>
              </text:list-item>
              <text:list-item>
                <text:p text:style-name="P3">340mm</text:p>
              </text:list-item>
              <text:list-item>
                <text:p text:style-name="P3">342mm</text:p>
              </text:list-item>
              <text:list-item>
                <text:p text:style-name="P3">341mm</text:p>
              </text:list-item>
              <text:list-item>
                <text:p text:style-name="P3">341mm</text:p>
              </text:list-item>
              <text:list-item>
                <text:p text:style-name="P3">344mm</text:p>
              </text:list-item>
              <text:list-item>
                <text:p text:style-name="P3">343mm</text:p>
              </text:list-item>
              <text:list-item>
                <text:p text:style-name="P3">342mm</text:p>
              </text:list-item>
              <text:list-item>
                <text:p text:style-name="P3">343mm</text:p>
              </text:list-item>
              <text:list-item>
                <text:p text:style-name="P3">343mm</text:p>
              </text:list-item>
            </text:list>
          </table:table-cell>
        </table:table-row>
        <table:table-row>
          <table:table-cell table:style-name="Tabelle1.A2" office:value-type="string">
            <text:p text:style-name="P6">3 Umdrehung (10% Leistung):</text:p>
          </table:table-cell>
          <table:table-cell table:style-name="Tabelle1.B2" office:value-type="string">
            <text:p text:style-name="P6">5 Umdrehung (10% Leistung):</text:p>
          </table:table-cell>
        </table:table-row>
        <table:table-row>
          <table:table-cell table:style-name="Tabelle1.A2" office:value-type="string">
            <text:list xml:id="list7302801861817535926" text:style-name="L7">
              <text:list-item>
                <text:p text:style-name="P4">520mm</text:p>
              </text:list-item>
              <text:list-item>
                <text:p text:style-name="P4">521mm</text:p>
              </text:list-item>
              <text:list-item>
                <text:p text:style-name="P4">521mm</text:p>
              </text:list-item>
              <text:list-item>
                <text:p text:style-name="P4">520mm</text:p>
              </text:list-item>
              <text:list-item>
                <text:p text:style-name="P4">520mm</text:p>
              </text:list-item>
              <text:list-item>
                <text:p text:style-name="P4">518mm</text:p>
              </text:list-item>
              <text:list-item>
                <text:p text:style-name="P4">520mm</text:p>
              </text:list-item>
              <text:list-item>
                <text:p text:style-name="P4">510mm</text:p>
              </text:list-item>
              <text:list-item>
                <text:p text:style-name="P4">520mm</text:p>
              </text:list-item>
              <text:list-item>
                <text:p text:style-name="P4">518mm</text:p>
              </text:list-item>
            </text:list>
          </table:table-cell>
          <table:table-cell table:style-name="Tabelle1.B2" office:value-type="string">
            <text:list xml:id="list3911909054176529366" text:style-name="L8">
              <text:list-item>
                <text:p text:style-name="P5">875mm</text:p>
              </text:list-item>
              <text:list-item>
                <text:p text:style-name="P5">870mm</text:p>
              </text:list-item>
              <text:list-item>
                <text:p text:style-name="P5">872mm</text:p>
              </text:list-item>
              <text:list-item>
                <text:p text:style-name="P5">872mm</text:p>
              </text:list-item>
              <text:list-item>
                <text:p text:style-name="P5">870mm</text:p>
              </text:list-item>
              <text:list-item>
                <text:p text:style-name="P5">871mm</text:p>
              </text:list-item>
              <text:list-item>
                <text:p text:style-name="P5">872mm</text:p>
              </text:list-item>
              <text:list-item>
                <text:p text:style-name="P5">871mm</text:p>
              </text:list-item>
              <text:list-item>
                <text:p text:style-name="P5">871mm</text:p>
              </text:list-item>
              <text:list-item>
                <text:p text:style-name="P5">870mm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2" table:style-name="Tabelle2">
        <table:table-column table:style-name="Tabelle2.A" table:number-columns-repeated="2"/>
        <text:soft-page-break/>
        <table:table-row>
          <table:table-cell table:style-name="Tabelle2.A1" office:value-type="string">
            <text:p text:style-name="P8">3 Umdrehungen (5% Leistung):</text:p>
          </table:table-cell>
          <table:table-cell table:style-name="Tabelle2.B1" office:value-type="string">
            <text:p text:style-name="P8">3 Umdrehungen (10% Leistung):</text:p>
          </table:table-cell>
        </table:table-row>
        <table:table-row>
          <table:table-cell table:style-name="Tabelle2.A2" office:value-type="string">
            <text:p text:style-name="P7">1. 1080 Schritte</text:p>
            <text:p text:style-name="P7">2. 1080 Schritte</text:p>
            <text:p text:style-name="P7">3. 1080 Schritte</text:p>
            <text:p text:style-name="P7">4. 1080 Schritte</text:p>
            <text:p text:style-name="P7">5. 1080 Schritte</text:p>
            <text:p text:style-name="P7">6. 1080 Schritte</text:p>
            <text:p text:style-name="P7">7. 1080 Schritte</text:p>
            <text:p text:style-name="P7">8. 1080 Schritte</text:p>
            <text:p text:style-name="P7">9. 1080 Schritte</text:p>
            <text:p text:style-name="P7">10. 1080 Schritte</text:p>
          </table:table-cell>
          <table:table-cell table:style-name="Tabelle2.B2" office:value-type="string">
            <text:p text:style-name="P7">1. 1080 Schritte</text:p>
          </table:table-cell>
        </table:table-row>
        <table:table-row>
          <table:table-cell table:style-name="Tabelle2.A2" office:value-type="string">
            <text:p text:style-name="P8">3 Umdrehungen (30% Leistung):</text:p>
          </table:table-cell>
          <table:table-cell table:style-name="Tabelle2.B2" office:value-type="string">
            <text:p text:style-name="P8">3 Umdrehungen (50% Leistung):</text:p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B2" office:value-type="string">
            <text:p text:style-name="P7"/>
          </table:table-cell>
        </table:table-row>
        <table:table-row>
          <table:table-cell table:style-name="Tabelle2.A2" office:value-type="string">
            <text:p text:style-name="P8">3 Umdrehungen (80% Leistung):</text:p>
          </table:table-cell>
          <table:table-cell table:style-name="Tabelle2.B2" office:value-type="string">
            <text:p text:style-name="P8">3 Umdrehungen (100% Leistung):</text:p>
          </table:table-cell>
        </table:table-row>
        <table:table-row>
          <table:table-cell table:style-name="Tabelle2.A2" office:value-type="string">
            <text:p text:style-name="P7"/>
          </table:table-cell>
          <table:table-cell table:style-name="Tabelle2.B2" office:value-type="string">
            <text:p text:style-name="P7">1. B: 1092 C: 1088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6T12:40:23.99</meta:creation-date>
    <dc:date>2022-01-06T13:45:23.97</dc:date>
    <meta:editing-duration>PT49M42S</meta:editing-duration>
    <meta:editing-cycles>10</meta:editing-cycles>
    <meta:generator>OpenOffice/4.1.10$Win32 OpenOffice.org_project/4110m2$Build-9807</meta:generator>
    <meta:document-statistic meta:table-count="2" meta:image-count="0" meta:object-count="0" meta:page-count="2" meta:paragraph-count="62" meta:word-count="158" meta:character-count="761"/>
  </office:meta>
</office:document-meta>
</file>